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tyle="normal" style:text-underline-style="none" fo:font-weight="normal" officeooo:rsid="001862e2" officeooo:paragraph-rsid="001862e2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text-properties style:font-name="Times New Roman" fo:font-style="normal" style:text-underline-style="none" fo:font-weight="normal" officeooo:rsid="001862e2" officeooo:paragraph-rsid="001a245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style:text-underline-style="none" fo:font-weight="normal" officeooo:rsid="001862e2" officeooo:paragraph-rsid="001bcb7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imes New Roman" fo:font-size="12pt" fo:font-style="normal" style:text-underline-style="none" fo:font-weight="normal" officeooo:rsid="001862e2" officeooo:paragraph-rsid="0019c11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Times New Roman" fo:font-size="12pt" fo:font-style="normal" style:text-underline-style="none" fo:font-weight="normal" officeooo:rsid="001862e2" officeooo:paragraph-rsid="001862e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Times New Roman" fo:font-size="12pt" fo:font-style="normal" style:text-underline-style="none" fo:font-weight="normal" officeooo:rsid="001862e2" officeooo:paragraph-rsid="001a245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40b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officeooo:paragraph-rsid="001940b4" style:font-size-asian="12pt" style:font-size-complex="12pt"/>
    </style:style>
    <style:style style:name="T1" style:family="text">
      <style:text-properties officeooo:rsid="0016638a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3.5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3.5pt" fo:letter-spacing="normal" fo:font-style="normal" style:text-underline-style="none" fo:font-weight="bold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3.5pt" fo:letter-spacing="normal" fo:font-style="normal" style:text-underline-style="none" fo:font-weight="bold" officeooo:rsid="0016638a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3.5pt" fo:letter-spacing="normal" fo:font-style="normal" style:text-underline-style="none" fo:font-weight="bold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bold" officeooo:rsid="0016638a" style:text-blinking="false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ize="13.5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16638a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16638a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22222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222222" fo:font-size="12pt" fo:letter-spacing="normal" fo:font-style="normal" style:text-underline-style="none" fo:font-weight="normal" officeooo:rsid="0016638a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2222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22222" fo:letter-spacing="normal" fo:font-style="normal" style:text-underline-style="none" fo:font-weight="normal" officeooo:rsid="0016638a" style:font-style-asian="normal" style:font-weight-asian="normal" style:font-style-complex="normal" style:font-weight-complex="normal"/>
    </style:style>
    <style:style style:name="T21" style:family="text">
      <style:text-properties officeooo:rsid="0019c118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officeooo:rsid="001a2454"/>
    </style:style>
    <style:style style:name="T25" style:family="text">
      <style:text-properties officeooo:rsid="001bcb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8"><text:span text:style-name="T13">CPF: </text:span><text:bookmark text:name="docs-internal-guid-860cf63c-c3dd-1771-6063-aaa171b03d7a"/><text:span text:style-name="T7">^</text:span><text:span text:style-name="T16"> \d{3}.\d{3}.\d{3}-\d{2}|\d{11}</text:span><text:bookmark text:name="docs-internal-guid-860cf63c-c3dc-9187-30ec-6c3be167dd94"/><text:span text:style-name="T8">$</text:span><text:span text:style-name="T23"> </text:span></text:p>
      <text:p text:style-name="P8"><text:span text:style-name="T23"/></text:p>
      <text:p text:style-name="P9"><text:span text:style-name="T19">CNPJ: </text:span><text:bookmark text:name="docs-internal-guid-860cf63c-c3dd-1771-6063-aaa171b03d7a1"/><text:span text:style-name="T11">^</text:span><text:span text:style-name="T20"> </text:span><text:span text:style-name="T20">\d{2}.\d{3}.\d{3}/\d{4}-\d{2}|\d{14}</text:span><text:bookmark text:name="docs-internal-guid-860cf63c-c3dc-9187-30ec-6c3be167dd941"/><text:span text:style-name="T12">$</text:span> </text:p>
      <text:p text:style-name="P9"/>
      <text:p text:style-name="P5">E-mail: <text:span text:style-name="T21">^[A-Za-z0-9\\._-]+@[A-Za-z]+\.+[A-Za-z]{2,3}$|^[A-Za-z0-9\\._-]+@[A-Za-z]+\.+[A-Za-z]{2,3}\.+[A-Za-z]{2}$</text:span></text:p>
      <text:p text:style-name="P5"/>
      <text:p text:style-name="P7">Telefone: <text:span text:style-name="T24">^\d{2}9\d{9}$|^\d{2}[\ ._-]{1}9\d{9}$|^\(\d{2}\)9\d{9}$</text:span></text:p>
      <text:p text:style-name="P6"/>
      <text:p text:style-name="P3">Telefone com DDD 64: <text:span text:style-name="T24">^(64)9\d{9}$|^(64)[\ ._-]{1}9\d{9}$|^\(64\)9\d{9}$</text:span></text:p>
      <text:p text:style-name="P1"/>
      <text:p text:style-name="P3">Data: <text:span text:style-name="T24">^\d{2}/\d{2}/\d{4}$</text:span></text:p>
      <text:p text:style-name="P1"/>
      <text:p text:style-name="P4">Hora: <text:span text:style-name="T25">^\d{2}:\d{2}:\d{2}$</text:span></text:p>
      <text:p text:style-name="P1"/>
      <text:p text:style-name="P4">Data + Hora: <text:span text:style-name="T25">^\d{2}/\d{2}/\d{4} \d{2}:\d{2}:\d{2}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7S</meta:editing-duration>
    <meta:editing-cycles>5</meta:editing-cycles>
    <meta:generator>LibreOffice/5.1.4.2$Windows_X86_64 LibreOffice_project/f99d75f39f1c57ebdd7ffc5f42867c12031db97a</meta:generator>
    <dc:date>2016-08-25T20:15:56.653000000</dc:date>
    <meta:document-statistic meta:table-count="0" meta:image-count="0" meta:object-count="0" meta:page-count="1" meta:paragraph-count="8" meta:word-count="26" meta:character-count="434" meta:non-whitespace-character-count="414"/>
    <meta:user-defined meta:name="Info 1"/>
    <meta:user-defined meta:name="Info 2"/>
    <meta:user-defined meta:name="Info 3"/>
    <meta:user-defined meta:name="Info 4"/>
  </office:meta>
</office:document-meta>
</file>